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7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0.8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03cm" fo:min-width="3.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17.91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263cm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8.55cm"/>
      <style:paragraph-properties style:writing-mode="lr-tb"/>
    </style:style>
    <style:style style:name="gr12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0000" loext:opacity="100%"/>
    </style:style>
    <style:style style:name="P5" style:family="paragraph">
      <style:paragraph-properties fo:text-align="center" style:writing-mode="lr-tb"/>
      <style:text-properties fo:color="#ff0000" loext:opacity="100%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8cm" svg:height="1.27cm" svg:x="0.862cm" svg:y="9.9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11.2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11.2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562cm" svg:y="11.2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7.962cm" svg:y="11.2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262cm" svg:y="11.2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6cm" svg:height="0.953cm" svg:x="12.562cm" svg:y="11.2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11.2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8cm" svg:height="0.953cm" svg:x="15.822cm" svg:y="11.207cm">
          <text:p text:style-name="P1">Entry 63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8.415cm" svg:height="1.27cm" svg:x="1cm" svg:y="6.397cm">
          <text:p text:style-name="P1">xas_split index==128 order==6 new_order==0 entry==folio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07cm" svg:y1="7.667cm" svg:x2="10.207cm" svg:y2="8.62cm">
          <text:p/>
        </draw:line>
        <draw:custom-shape draw:style-name="gr1" draw:text-style-name="P1" draw:layer="layout" svg:width="19.038cm" svg:height="1.27cm" svg:x="0.894cm" svg:y="8.62cm">
          <text:p text:style-name="P1">head shift = 12 XA_CHUNK_MASK=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9.82cm">
          <text:p text:style-name="P1">offset = (index &gt;&gt; node-&gt;shift) &amp; XA_CHUNK_MASK =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14.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16.0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16.0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562cm" svg:y="16.007cm">
          <text:p text:style-name="P1">Entry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7.962cm" svg:y="16.007cm">
          <text:p text:style-name="P1">Entry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262cm" svg:y="16.007cm">
          <text:p text:style-name="P1">Entry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6cm" svg:height="0.953cm" svg:x="12.562cm" svg:y="16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16.0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8cm" svg:height="0.953cm" svg:x="15.822cm" svg:y="16.007cm">
          <text:p text:style-name="P1">Entry 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94cm" svg:y="13.42cm">
          <text:p text:style-name="P1">node shift = 6 XA_CHUNK_MASK=6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038cm" svg:height="1.27cm" svg:x="0.862cm" svg:y="14.62cm">
          <text:p text:style-name="P1">offset = (index &gt;&gt; node-&gt;shift) &amp; XA_CHUNK_MASK = 2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.635cm" svg:y1="12.212cm" svg:x2="9.89cm" svg:y2="13.3cm">
          <text:p/>
        </draw:line>
        <draw:custom-shape draw:style-name="gr9" draw:text-style-name="P3" draw:layer="layout" svg:width="4.763cm" svg:height="1.27cm" svg:x="2.992cm" svg:y="18.462cm">
          <text:p text:style-name="P3">folio 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397cm" svg:y1="16.875cm" svg:x2="6.397cm" svg:y2="18.462cm">
          <text:p/>
        </draw:line>
        <draw:custom-shape draw:style-name="gr11" draw:text-style-name="P4" draw:layer="layout" svg:width="19.05cm" svg:height="1.27cm" svg:x="0.782cm" svg:y="20.367cm">
          <text:p text:style-name="P4"><text:span text:style-name="T1">new node shift = 0 count=6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862cm" svg:y="21.707cm">
          <text:p text:style-name="P3"><text:span text:style-name="T1">Entry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3.162cm" svg:y="21.707cm">
          <text:p text:style-name="P3"><text:span text:style-name="T1">Entry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26cm" svg:height="0.953cm" svg:x="12.562cm" svg:y="21.707cm">
          <text:p text:style-name="P5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362cm" svg:height="0.953cm" svg:x="16.14cm" svg:y="21.7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8cm" svg:height="0.953cm" svg:x="15.822cm" svg:y="21.707cm">
          <text:p text:style-name="P5"><text:span text:style-name="T1">Entry 6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21.707cm">
          <text:p text:style-name="P3"><text:span text:style-name="T1">Entry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062cm" svg:y="21.707cm">
          <text:p text:style-name="P3"><text:span text:style-name="T1">Entry 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462cm" svg:y="21.707cm">
          <text:p text:style-name="P3"><text:span text:style-name="T1">Entry 4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7.032cm" svg:y1="17.192cm" svg:x2="10.842cm" svg:y2="20.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4-10T09:43:46.548024486</dc:date>
    <meta:editing-duration>PT42M11S</meta:editing-duration>
    <meta:editing-cycles>6</meta:editing-cycles>
    <meta:generator>LibreOffice/7.3.7.2$Linux_X86_64 LibreOffice_project/30$Build-2</meta:generator>
    <meta:document-statistic meta:object-count="37"/>
  </office:meta>
</office:document-meta>
</file>